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FE0000006BAD21D4F0D4D36BCD.png" manifest:media-type="image/png"/>
  <manifest:file-entry manifest:full-path="Pictures/10003DE60000138E0000083C19DBE2CC145B73AA.wmf" manifest:media-type="image/x-wmf"/>
  <manifest:file-entry manifest:full-path="Pictures/10000201000003840000025A488E9A526EC8E39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opacity="0%" draw:fill-color="#f4f4f4" draw:textarea-horizontal-align="justify" draw:textarea-vertical-align="middle" draw:auto-grow-height="false" fo:min-height="0.55cm" fo:min-width="2.5cm"/>
    </style:style>
    <style:style style:name="gr3" style:family="graphic" style:parent-style-name="standard">
      <style:graphic-properties draw:stroke="none" svg:stroke-color="#000000" draw:fill="none" draw:fill-color="#ffffff" fo:min-height="0.86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4f4f4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writing-mode="lr-tb"/>
      <style:text-properties fo:color="#000000" loext:opacity="100%" style:font-name="Arial" fo:font-size="22pt" style:font-size-asian="22pt" style:font-size-complex="22pt"/>
    </style:style>
    <style:style style:name="T1" style:family="text">
      <style:text-properties fo:color="#000000" loext:opacity="100%" style:font-name="Arial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5.874cm" svg:height="10.618cm" svg:x="7.021cm" svg:y="5.27cm">
          <draw:image xlink:href="Pictures/10000201000003840000025A488E9A526EC8E396.png" xlink:type="simple" xlink:show="embed" xlink:actuate="onLoad" draw:mime-type="image/png">
            <text:p/>
          </draw:image>
        </draw:frame>
        <draw:custom-shape draw:style-name="gr2" draw:text-style-name="P2" draw:layer="layout" svg:width="3cm" svg:height="0.8cm" svg:x="7cm" svg:y="9.6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1cm" svg:height="1.119cm" svg:x="7.224cm" svg:y="9.979cm">
          <draw:text-box>
            <text:p text:style-name="P3"><text:span text:style-name="T1">Marktplatz</text:span></text:p>
          </draw:text-box>
        </draw:frame>
        <draw:frame draw:style-name="gr1" draw:text-style-name="P1" draw:layer="layout" svg:width="1.172cm" svg:height="0.49cm" draw:transform="skewX (-0.00610865238198013) rotate (-1.08978358494526) translate (16.065cm 13.088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1" draw:text-style-name="P1" draw:layer="layout" svg:width="1.172cm" svg:height="0.49cm" draw:transform="skewX (-0.00610865238198013) rotate (-1.08978358494526) translate (16.624cm 14.194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1" draw:text-style-name="P1" draw:layer="layout" svg:width="1.172cm" svg:height="0.49cm" draw:transform="skewX (-0.00610865238198013) rotate (-1.08978358494526) translate (15.458cm 12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1" draw:text-style-name="P1" draw:layer="layout" svg:width="1.172cm" svg:height="0.49cm" draw:transform="skewX (-0.00610865238198013) rotate (-1.08978358494526) translate (14.858cm 10.9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1" draw:text-style-name="P1" draw:layer="layout" svg:width="1.172cm" svg:height="0.49cm" draw:transform="skewX (-0.00610865238198013) rotate (-1.08978358494526) translate (14.304cm 9.814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1" draw:text-style-name="P1" draw:layer="layout" svg:width="1.172cm" svg:height="0.49cm" draw:transform="skewX (-0.00610865238198013) rotate (-1.08978358494526) translate (13.733cm 8.732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1" draw:text-style-name="P1" draw:layer="layout" svg:width="1.172cm" svg:height="0.49cm" draw:transform="skewX (-0.00610865238198013) rotate (-1.08978358494526) translate (13.217cm 7.688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1" draw:text-style-name="P1" draw:layer="layout" svg:width="1.172cm" svg:height="0.49cm" draw:transform="skewX (-0.00610865238198013) rotate (-1.08978358494526) translate (12.679cm 6.582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1" draw:text-style-name="P1" draw:layer="layout" svg:width="1.172cm" svg:height="0.49cm" draw:transform="skewX (-0.00610865238198013) rotate (-1.08978358494526) translate (12.133cm 5.532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8-09-24T07:41:18.084670193</meta:creation-date>
    <dc:date>2021-10-23T15:09:17.720226810</dc:date>
    <meta:editing-duration>PT10H15M44S</meta:editing-duration>
    <meta:editing-cycles>10</meta:editing-cycles>
    <meta:generator>LibreOffice/7.1.6.2$MacOSX_X86_64 LibreOffice_project/0e133318fcee89abacd6a7d077e292f1145735c3</meta:generator>
    <meta:document-statistic meta:object-count="12"/>
  </office:meta>
</office:document-meta>
</file>